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fc12" officeooo:paragraph-rsid="0018fc12"/>
    </style:style>
    <style:style style:name="P2" style:family="paragraph" style:parent-style-name="Standard">
      <style:text-properties officeooo:rsid="0018fc12" officeooo:paragraph-rsid="001ae6c8"/>
    </style:style>
    <style:style style:name="P3" style:family="paragraph" style:parent-style-name="Standard">
      <style:text-properties officeooo:rsid="001ae6c8" officeooo:paragraph-rsid="001ae6c8"/>
    </style:style>
    <style:style style:name="P4" style:family="paragraph" style:parent-style-name="Standard">
      <style:text-properties officeooo:rsid="001d41d6" officeooo:paragraph-rsid="001d41d6"/>
    </style:style>
    <style:style style:name="P5" style:family="paragraph" style:parent-style-name="Standard">
      <style:text-properties officeooo:rsid="001d41d6" officeooo:paragraph-rsid="0022dd5f"/>
    </style:style>
    <style:style style:name="P6" style:family="paragraph" style:parent-style-name="Standard">
      <style:text-properties fo:font-weight="bold" officeooo:rsid="002810f7" officeooo:paragraph-rsid="002810f7" style:font-weight-asian="bold" style:font-weight-complex="bold"/>
    </style:style>
    <style:style style:name="P7" style:family="paragraph" style:parent-style-name="Standard">
      <style:text-properties officeooo:rsid="001e0cb4" officeooo:paragraph-rsid="001e0cb4"/>
    </style:style>
    <style:style style:name="P8" style:family="paragraph" style:parent-style-name="Standard">
      <style:text-properties officeooo:rsid="00239f9a" officeooo:paragraph-rsid="00239f9a"/>
    </style:style>
    <style:style style:name="P9" style:family="paragraph" style:parent-style-name="Standard">
      <style:text-properties officeooo:rsid="0026cd6a" officeooo:paragraph-rsid="0026cd6a"/>
    </style:style>
    <style:style style:name="P10" style:family="paragraph" style:parent-style-name="Standard">
      <style:text-properties fo:font-weight="normal" officeooo:rsid="0026cd6a" officeooo:paragraph-rsid="0026cd6a" style:font-weight-asian="normal" style:font-weight-complex="normal"/>
    </style:style>
    <style:style style:name="P11" style:family="paragraph" style:parent-style-name="Standard">
      <style:text-properties fo:font-weight="normal" officeooo:rsid="002fff8f" officeooo:paragraph-rsid="002fff8f" style:font-weight-asian="normal" style:font-weight-complex="normal"/>
    </style:style>
    <style:style style:name="P12" style:family="paragraph" style:parent-style-name="Standard">
      <style:text-properties fo:font-weight="normal" officeooo:rsid="0031f106" officeooo:paragraph-rsid="0031f106" style:font-weight-asian="normal" style:font-weight-complex="normal"/>
    </style:style>
    <style:style style:name="P13" style:family="paragraph" style:parent-style-name="Standard">
      <style:text-properties fo:font-weight="normal" officeooo:rsid="00328a4f" officeooo:paragraph-rsid="00328a4f" style:font-weight-asian="normal" style:font-weight-complex="normal"/>
    </style:style>
    <style:style style:name="P14" style:family="paragraph" style:parent-style-name="Standard">
      <style:text-properties fo:font-weight="normal" officeooo:rsid="0018fc12" officeooo:paragraph-rsid="0037ad10" style:font-weight-asian="normal" style:font-weight-complex="normal"/>
    </style:style>
    <style:style style:name="P15" style:family="paragraph" style:parent-style-name="Standard">
      <style:text-properties officeooo:paragraph-rsid="002b504a"/>
    </style:style>
    <style:style style:name="P16" style:family="paragraph" style:parent-style-name="Standard">
      <style:text-properties officeooo:rsid="002cbf68" officeooo:paragraph-rsid="002cbf68"/>
    </style:style>
    <style:style style:name="P17" style:family="paragraph" style:parent-style-name="Standard">
      <style:paragraph-properties fo:text-align="center" style:justify-single-word="false" fo:padding="0.049cm" fo:border="0.06pt solid #000000" style:shadow="#808080 0.18cm -0.18cm"/>
      <style:text-properties fo:font-weight="bold" officeooo:rsid="001d41d6" officeooo:paragraph-rsid="001d41d6" style:font-weight-asian="bold" style:font-weight-complex="bold"/>
    </style:style>
    <style:style style:name="P18" style:family="paragraph" style:parent-style-name="Text_20_body">
      <style:text-properties fo:font-weight="normal" officeooo:rsid="0018fc12" officeooo:paragraph-rsid="0037ad10" style:font-weight-asian="normal" style:font-weight-complex="normal"/>
    </style:style>
    <style:style style:name="P19" style:family="paragraph" style:parent-style-name="Text_20_body">
      <style:text-properties fo:font-weight="normal" officeooo:rsid="003d651c" officeooo:paragraph-rsid="003d651c" style:font-weight-asian="normal" style:font-weight-complex="normal"/>
    </style:style>
    <style:style style:name="P20" style:family="paragraph" style:parent-style-name="Text_20_body">
      <style:text-properties fo:font-weight="normal" officeooo:rsid="003d651c" officeooo:paragraph-rsid="004a54a4" style:font-weight-asian="normal" style:font-weight-complex="normal"/>
    </style:style>
    <style:style style:name="P21" style:family="paragraph" style:parent-style-name="Text_20_body">
      <style:text-properties officeooo:paragraph-rsid="00399e3a"/>
    </style:style>
    <style:style style:name="P22" style:family="paragraph" style:parent-style-name="Text_20_body">
      <style:text-properties officeooo:rsid="003d651c" officeooo:paragraph-rsid="003d651c"/>
    </style:style>
    <style:style style:name="P23" style:family="paragraph" style:parent-style-name="Text_20_body">
      <style:text-properties officeooo:rsid="003d651c" officeooo:paragraph-rsid="004a54a4"/>
    </style:style>
    <style:style style:name="P24" style:family="paragraph" style:parent-style-name="Standard">
      <style:text-properties officeooo:rsid="001ae6c8" officeooo:paragraph-rsid="001ae6c8"/>
    </style:style>
    <style:style style:name="P25" style:family="paragraph" style:parent-style-name="Standard">
      <style:text-properties fo:font-weight="bold" officeooo:rsid="002eae33" officeooo:paragraph-rsid="002cbf68" style:font-weight-asian="bold" style:font-weight-complex="bold"/>
    </style:style>
    <style:style style:name="P26" style:family="paragraph" style:parent-style-name="Standard">
      <style:text-properties fo:font-weight="bold" officeooo:rsid="001d41d6" officeooo:paragraph-rsid="0037ad10" style:font-weight-asian="bold" style:font-weight-complex="bold"/>
    </style:style>
    <style:style style:name="P27" style:family="paragraph" style:parent-style-name="Text_20_body">
      <style:paragraph-properties fo:text-align="justify" style:justify-single-word="false"/>
      <style:text-properties fo:font-weight="normal" officeooo:rsid="0043b3d8" officeooo:paragraph-rsid="0046eea6" style:font-weight-asian="normal" style:font-weight-complex="normal"/>
    </style:style>
    <style:style style:name="P28" style:family="paragraph" style:parent-style-name="Text_20_body">
      <style:paragraph-properties fo:text-align="justify" style:justify-single-word="false"/>
      <style:text-properties fo:font-weight="normal" officeooo:rsid="0046eea6" officeooo:paragraph-rsid="0046eea6" style:font-weight-asian="normal" style:font-weight-complex="normal"/>
    </style:style>
    <style:style style:name="P29" style:family="paragraph" style:parent-style-name="Text_20_body">
      <style:paragraph-properties fo:text-align="justify" style:justify-single-word="false"/>
      <style:text-properties fo:font-weight="normal" officeooo:rsid="003ea2f4" officeooo:paragraph-rsid="0043b3d8" style:font-weight-asian="normal" style:font-weight-complex="normal"/>
    </style:style>
    <style:style style:name="P30" style:family="paragraph" style:parent-style-name="Text_20_body">
      <style:paragraph-properties fo:text-align="justify" style:justify-single-word="false"/>
      <style:text-properties fo:font-weight="normal" officeooo:rsid="003ea2f4" officeooo:paragraph-rsid="003ea2f4" style:font-weight-asian="normal" style:font-weight-complex="normal"/>
    </style:style>
    <style:style style:name="P31" style:family="paragraph" style:parent-style-name="Text_20_body">
      <style:paragraph-properties fo:text-align="justify" style:justify-single-word="false"/>
      <style:text-properties fo:font-weight="normal" officeooo:rsid="003d651c" officeooo:paragraph-rsid="003d651c" style:font-weight-asian="normal" style:font-weight-complex="normal"/>
    </style:style>
    <style:style style:name="P32" style:family="paragraph" style:parent-style-name="Text_20_body">
      <style:paragraph-properties fo:text-align="justify" style:justify-single-word="false"/>
      <style:text-properties fo:font-weight="normal" officeooo:rsid="003d651c" officeooo:paragraph-rsid="004fbbb3" style:font-weight-asian="normal" style:font-weight-complex="normal"/>
    </style:style>
    <style:style style:name="P33" style:family="paragraph" style:parent-style-name="Text_20_body">
      <style:paragraph-properties fo:text-align="justify" style:justify-single-word="false"/>
      <style:text-properties fo:font-weight="normal" officeooo:rsid="003d651c" officeooo:paragraph-rsid="005186f3" style:font-weight-asian="normal" style:font-weight-complex="normal"/>
    </style:style>
    <style:style style:name="P34" style:family="paragraph" style:parent-style-name="Text_20_body">
      <style:paragraph-properties fo:text-align="justify" style:justify-single-word="false"/>
      <style:text-properties fo:font-weight="normal" officeooo:rsid="003d651c" officeooo:paragraph-rsid="0053e452" style:font-weight-asian="normal" style:font-weight-complex="normal"/>
    </style:style>
    <style:style style:name="P35" style:family="paragraph" style:parent-style-name="Text_20_body">
      <style:paragraph-properties fo:text-align="center" style:justify-single-word="false"/>
      <style:text-properties fo:font-weight="normal" officeooo:rsid="003d651c" officeooo:paragraph-rsid="004fbbb3" style:font-weight-asian="normal" style:font-weight-complex="normal"/>
    </style:style>
    <style:style style:name="T1" style:family="text">
      <style:text-properties officeooo:rsid="001b6619"/>
    </style:style>
    <style:style style:name="T2" style:family="text">
      <style:text-properties officeooo:rsid="001d41d6"/>
    </style:style>
    <style:style style:name="T3" style:family="text">
      <style:text-properties fo:font-weight="bold" style:font-weight-asian="bold" style:font-weight-complex="bold"/>
    </style:style>
    <style:style style:name="T4" style:family="text">
      <style:text-properties fo:font-weight="bold" officeooo:rsid="001d41d6" style:font-weight-asian="bold" style:font-weight-complex="bold"/>
    </style:style>
    <style:style style:name="T5" style:family="text">
      <style:text-properties fo:font-weight="bold" officeooo:rsid="001e0cb4" style:font-weight-asian="bold" style:font-weight-complex="bold"/>
    </style:style>
    <style:style style:name="T6" style:family="text">
      <style:text-properties fo:font-weight="bold" officeooo:rsid="001fb760" style:font-weight-asian="bold" style:font-weight-complex="bold"/>
    </style:style>
    <style:style style:name="T7" style:family="text">
      <style:text-properties fo:font-weight="bold" officeooo:rsid="002b504a" style:font-weight-asian="bold" style:font-weight-complex="bold"/>
    </style:style>
    <style:style style:name="T8" style:family="text">
      <style:text-properties fo:font-weight="bold" officeooo:rsid="002eae33" style:font-weight-asian="bold" style:font-weight-complex="bold"/>
    </style:style>
    <style:style style:name="T9" style:family="text">
      <style:text-properties fo:font-weight="bold" officeooo:rsid="0033eada" style:font-weight-asian="bold" style:font-weight-complex="bold"/>
    </style:style>
    <style:style style:name="T10" style:family="text">
      <style:text-properties fo:font-weight="bold" officeooo:rsid="0034ab07" style:font-weight-asian="bold" style:font-weight-complex="bold"/>
    </style:style>
    <style:style style:name="T11" style:family="text">
      <style:text-properties fo:font-weight="bold" officeooo:rsid="00358dfd" style:font-weight-asian="bold" style:font-weight-complex="bold"/>
    </style:style>
    <style:style style:name="T12" style:family="text">
      <style:text-properties fo:font-weight="bold" officeooo:rsid="003c04bd" style:font-weight-asian="bold" style:font-weight-complex="bold"/>
    </style:style>
    <style:style style:name="T13" style:family="text">
      <style:text-properties fo:font-weight="bold" officeooo:rsid="003ea2f4" style:font-weight-asian="bold" style:font-weight-complex="bold"/>
    </style:style>
    <style:style style:name="T14" style:family="text">
      <style:text-properties fo:font-weight="bold" officeooo:rsid="003ff352" style:font-weight-asian="bold" style:font-weight-complex="bold"/>
    </style:style>
    <style:style style:name="T15" style:family="text">
      <style:text-properties fo:font-weight="bold" officeooo:rsid="0043b3d8" style:font-weight-asian="bold" style:font-weight-complex="bold"/>
    </style:style>
    <style:style style:name="T16" style:family="text">
      <style:text-properties fo:font-weight="bold" officeooo:rsid="004a54a4" style:font-weight-asian="bold" style:font-weight-complex="bold"/>
    </style:style>
    <style:style style:name="T17" style:family="text">
      <style:text-properties fo:font-weight="bold" officeooo:rsid="004cd09a" style:font-weight-asian="bold" style:font-weight-complex="bold"/>
    </style:style>
    <style:style style:name="T18" style:family="text">
      <style:text-properties fo:font-weight="bold" officeooo:rsid="004e2f97" style:font-weight-asian="bold" style:font-weight-complex="bold"/>
    </style:style>
    <style:style style:name="T19" style:family="text">
      <style:text-properties fo:font-weight="bold" officeooo:rsid="004fbbb3" style:font-weight-asian="bold" style:font-weight-complex="bold"/>
    </style:style>
    <style:style style:name="T20" style:family="text">
      <style:text-properties fo:font-weight="bold" officeooo:rsid="0052ea16" style:font-weight-asian="bold" style:font-weight-complex="bold"/>
    </style:style>
    <style:style style:name="T21" style:family="text">
      <style:text-properties fo:font-weight="bold" officeooo:rsid="0053ccbe" style:font-weight-asian="bold" style:font-weight-complex="bold"/>
    </style:style>
    <style:style style:name="T22" style:family="text">
      <style:text-properties fo:font-weight="bold" officeooo:rsid="0053e452" style:font-weight-asian="bold" style:font-weight-complex="bold"/>
    </style:style>
    <style:style style:name="T23" style:family="text">
      <style:text-properties officeooo:rsid="001e0cb4"/>
    </style:style>
    <style:style style:name="T24" style:family="text">
      <style:text-properties fo:font-weight="normal" style:font-weight-asian="normal" style:font-weight-complex="normal"/>
    </style:style>
    <style:style style:name="T25" style:family="text">
      <style:text-properties fo:font-weight="normal" officeooo:rsid="001e0cb4" style:font-weight-asian="normal" style:font-weight-complex="normal"/>
    </style:style>
    <style:style style:name="T26" style:family="text">
      <style:text-properties fo:font-weight="normal" officeooo:rsid="001fb760" style:font-weight-asian="normal" style:font-weight-complex="normal"/>
    </style:style>
    <style:style style:name="T27" style:family="text">
      <style:text-properties fo:font-weight="normal" officeooo:rsid="00201a07" style:font-weight-asian="normal" style:font-weight-complex="normal"/>
    </style:style>
    <style:style style:name="T28" style:family="text">
      <style:text-properties fo:font-variant="small-caps" fo:font-weight="bold" officeooo:rsid="00201a07" style:font-weight-asian="bold" style:font-weight-complex="bold" loext:shadow="none"/>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normal" officeooo:rsid="001e0cb4" style:font-weight-asian="normal" style:font-weight-complex="normal"/>
    </style:style>
    <style:style style:name="T31" style:family="text">
      <style:text-properties style:text-underline-style="solid" style:text-underline-width="auto" style:text-underline-color="font-color" fo:font-weight="normal" officeooo:rsid="00201a07" style:font-weight-asian="normal" style:font-weight-complex="normal"/>
    </style:style>
    <style:style style:name="T32" style:family="text">
      <style:text-properties style:text-underline-style="solid" style:text-underline-width="auto" style:text-underline-color="font-color" officeooo:rsid="003ff352"/>
    </style:style>
    <style:style style:name="T33" style:family="text">
      <style:text-properties officeooo:rsid="0023909c"/>
    </style:style>
    <style:style style:name="T34" style:family="text">
      <style:text-properties officeooo:rsid="0026cd6a"/>
    </style:style>
    <style:style style:name="T35" style:family="text">
      <style:text-properties officeooo:rsid="002b504a"/>
    </style:style>
    <style:style style:name="T36" style:family="text">
      <style:text-properties officeooo:rsid="002eae33"/>
    </style:style>
    <style:style style:name="T37" style:family="text">
      <style:text-properties officeooo:rsid="0031a59f"/>
    </style:style>
    <style:style style:name="T38" style:family="text">
      <style:text-properties officeooo:rsid="00328a4f"/>
    </style:style>
    <style:style style:name="T39" style:family="text">
      <style:text-properties officeooo:rsid="0033eada"/>
    </style:style>
    <style:style style:name="T40" style:family="text">
      <style:text-properties officeooo:rsid="00358dfd"/>
    </style:style>
    <style:style style:name="T41" style:family="text">
      <style:text-properties officeooo:rsid="0036bdfb"/>
    </style:style>
    <style:style style:name="T42" style:family="text">
      <style:text-properties officeooo:rsid="0037ad10"/>
    </style:style>
    <style:style style:name="T43" style:family="text">
      <style:text-properties fo:font-style="italic" style:font-style-asian="italic" style:font-style-complex="italic"/>
    </style:style>
    <style:style style:name="T44" style:family="text">
      <style:text-properties fo:font-style="italic" style:text-underline-style="solid" style:text-underline-width="auto" style:text-underline-color="font-color" fo:font-weight="bold" officeooo:rsid="003c04bd" style:font-style-asian="italic" style:font-weight-asian="bold" style:font-style-complex="italic" style:font-weight-complex="bold"/>
    </style:style>
    <style:style style:name="T45" style:family="text">
      <style:text-properties officeooo:rsid="003ea2f4"/>
    </style:style>
    <style:style style:name="T46" style:family="text">
      <style:text-properties officeooo:rsid="003ff352"/>
    </style:style>
    <style:style style:name="T47" style:family="text">
      <style:text-properties fo:text-transform="uppercase"/>
    </style:style>
    <style:style style:name="T48" style:family="text">
      <style:text-properties officeooo:rsid="00457708"/>
    </style:style>
    <style:style style:name="T49" style:family="text">
      <style:text-properties fo:font-style="normal" style:font-style-asian="normal" style:font-style-complex="normal"/>
    </style:style>
    <style:style style:name="T50" style:family="text">
      <style:text-properties fo:font-style="normal" officeooo:rsid="004823e7" style:font-style-asian="normal" style:font-style-complex="normal"/>
    </style:style>
    <style:style style:name="T51" style:family="text">
      <style:text-properties officeooo:rsid="004a54a4"/>
    </style:style>
    <style:style style:name="T52" style:family="text">
      <style:text-properties officeooo:rsid="004fbbb3"/>
    </style:style>
    <style:style style:name="T53" style:family="text">
      <style:text-properties officeooo:rsid="0052ea16"/>
    </style:style>
    <style:style style:name="T54" style:family="text">
      <style:text-properties officeooo:rsid="004e2f97"/>
    </style:style>
    <style:style style:name="T55" style:family="text">
      <style:text-properties officeooo:rsid="0053e4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Correction du brevet blanc de français n°1 (année 2020-2021)</text:p>
      <text:p text:style-name="P17">Tout ce qui n’est pas en gras était attendu sur la copie</text:p>
      <text:p text:style-name="P17"/>
      <text:p text:style-name="P1"/>
      <text:p text:style-name="P1">QUESTIONS <text:span text:style-name="T4">[écrire le mot en majuscules]</text:span></text:p>
      <text:p text:style-name="P1"/>
      <text:p text:style-name="P1">Grammaire et compétences linguistiques</text:p>
      <text:p text:style-name="P1"/>
      <text:p text:style-name="P2">1)</text:p>
      <text:p text:style-name="P3">a) Le groupe nominal désigne « les serpents ».</text:p>
      <text:p text:style-name="P3">b) « atroces » est un adjectif complétant le nom « corps » ; les autres <text:span text:style-name="T1">adjectifs dans ce même groupe nominal sont « petits », « lisses » et « froides ».</text:span></text:p>
      <text:p text:style-name="P3"/>
      <text:p text:style-name="P5">2) <text:span text:style-name="T3">[utiliser les guillemets pour recopier le passage ; </text:span><text:span text:style-name="T28">soulignez les mots modifiés</text:span><text:span text:style-name="T3">] </text:span>« <text:span text:style-name="T29">Nous</text:span> <text:span text:style-name="T29">nous sommes</text:span> <text:span text:style-name="T29">arrêtés</text:span>, <text:span text:style-name="T29">haletantes</text:span>, <text:span text:style-name="T23">en trouvant </text:span>sous <text:span text:style-name="T29">notre main</text:span> <text:span text:style-name="T3">[« nos mains » est accepté </text:span><text:span text:style-name="T5">mais le texte de départ contenait « ma main » et non « mes mains »</text:span><text:span text:style-name="T3">]</text:span><text:span text:style-name="T24">, </text:span><text:span text:style-name="T25">près de la « passe-rose », </text:span><text:span text:style-name="T30">des serpents</text:span><text:span text:style-name="T25"> bien </text:span><text:span text:style-name="T30">sages</text:span><text:span text:style-name="T25">, </text:span><text:span text:style-name="T30">roulés</text:span><text:span text:style-name="T25"> </text:span><text:span text:style-name="T27">en colimaçon régulièrement</text:span><text:span text:style-name="T25">, </text:span><text:span text:style-name="T30">leur tête</text:span><text:span text:style-name="T25"> </text:span><text:span text:style-name="T6">[« </text:span><text:span text:style-name="T5">leurs têtes » </text:span><text:span text:style-name="T6">est accepté mais ces serpents</text:span><text:span text:style-name="T5"> </text:span><text:span text:style-name="T6">n’ont qu’une tête chacun]</text:span><text:span text:style-name="T26"> </text:span><text:span text:style-name="T27">en dessus, </text:span><text:span text:style-name="T31">leurs</text:span><text:span text:style-name="T27"> petits yeux dorés </text:span><text:span text:style-name="T31">nous</text:span><text:span text:style-name="T27"> regardant »</text:span></text:p>
      <text:p text:style-name="P4"/>
      <text:p text:style-name="P7">3<text:span text:style-name="T33">) La nature de « les » est un pronom personnel, sa fonction est COD ; il remplace « les bois ».</text:span></text:p>
      <text:p text:style-name="P7"/>
      <text:p text:style-name="P8">4) <text:span text:style-name="T3">[rappeler la règle complète]</text:span> Le participe passé employé avec avoir s’accorde avec le COD s’il est placé avant le verbe. <text:span text:style-name="T3">[appliquer la règle]</text:span> Le COD est ici « les » et il est placé avant le verbe, d’où l’accord de battus avec « les bois » auxquels renvoie « les ».</text:p>
      <text:p text:style-name="P8"/>
      <text:p text:style-name="P8">5) Cette proposition est une proposition subordonnée, sa fonction est d’être un complément circonstanciel de cause.</text:p>
      <text:p text:style-name="P8"/>
      <text:p text:style-name="P10">Compréhension et compétences d’interprétation</text:p>
      <text:p text:style-name="P9"/>
      <text:p text:style-name="P6">[ne pas continuer la numération des questions : il n’y a pas de question n°6]</text:p>
      <text:p text:style-name="P6"/>
      <text:p text:style-name="P15"><text:span text:style-name="T34">1) </text:span><text:span text:style-name="T7">[ne pas se contenter de relever le texte ; classer le relevé en au moins deux idées]</text:span><text:span text:style-name="T35"> Les bois sont caractérisés par leur profusion («</text:span>profonds et envahisseurs<text:span text:style-name="T35">») et leur beauté (« superbes », « charmants »)</text:span></text:p>
      <text:p text:style-name="P15"/>
      <text:p text:style-name="P16">2) <text:span text:style-name="T36">Les « prés » et les « petites cultures » leur échappent. </text:span><text:span text:style-name="T8">[On pouvait à la rigueur admettre les « fermes »]</text:span></text:p>
      <text:p text:style-name="P25"/>
      <text:p text:style-name="P11"><text:span text:style-name="T36">3</text:span>) « ça » désigne les « grandes petites filles ». Ce pronom s’utilise normalement pour des choses, non pour des êtres humains. Le pronom est sans doute employé pour montrer le mépris de Colette à l’égard de ses compagnes de jeu. <text:span text:style-name="T37">Ces filles ont beau être plus grandes qu’elles elles se comportent comme des petites filles, ce qui est paradoxal.</text:span></text:p>
      <text:p text:style-name="P11"/>
      <text:p text:style-name="P12">4) <text:span text:style-name="T9">[citer abondamment le texte, </text:span><text:span text:style-name="T10">cette question était notée sur 6 points !</text:span><text:span text:style-name="T9">]</text:span><text:span text:style-name="T39"> </text:span>Claudine a l’air heureux de vivre à Montigny car elle dit qu’elle « adore » <text:span text:style-name="T38">ce village bien qu’il ne soit pas joli. Elle trouve du « charme » aux bois qu’elle explore et qui rendent « belle » cette contrée. Elle semble beaucoup s’amuser et est proche de la nature ; elle dit d’ailleurs « chers bois ! ».</text:span></text:p>
      <text:p text:style-name="P12"/>
      <text:p text:style-name="P13">5) <text:span text:style-name="T11">[la question était notée sur 6 points ! ]</text:span><text:span text:style-name="T40"> Ce tableau de Renoir est un portrait représentant en plan moyen </text:span><text:span text:style-name="T11">[=des pieds à la tête]</text:span><text:span text:style-name="T40"> une petite fille jouant avec un cerceau. L’enfant est au centre, au </text:span><text:soft-page-break/><text:span text:style-name="T40">premier plan et est représentée avec des couleurs claires ; l’arrière-plan emploie des couleurs un peu plus foncées.</text:span></text:p>
      <text:p text:style-name="P13"><text:tab/><text:span text:style-name="T40">Le texte montrait une petite fille rebelle, jouant dans la nature et n’hésitant pas à prendre des risques. La petite fille peinte par Renoir évoque à l’inverse une enfant modèle, soucieuse de ne pas se salire.</text:span></text:p>
      <text:p text:style-name="P13"><text:tab/><text:span text:style-name="T41">Le texte et l’image ne représentent donc pas le même genre de personne.</text:span></text:p>
      <text:p text:style-name="P11"/>
      <text:p text:style-name="P14"><text:span text:style-name="T42">DICTEE</text:span> <text:span text:style-name="T4">[écrire le mot en majuscules]</text:span></text:p>
      <text:p text:style-name="P26"/>
      <text:p text:style-name="P18"><text:span text:style-name="T2"><text:tab/></text:span><text:span text:style-name="T4">[ne pas oublier l’alinéa]</text:span><text:span text:style-name="T2"> Le charme, le délice de ce pays fait de collines et de vallées si étroites que quelques-unes sont des ravins, c’est les bois, les bois profonds et envahisseurs, qui moutonnent et ondulent jusque là-bas, aussi loin qu’on peut voir.</text:span></text:p>
      <text:p text:style-name="P21"><text:tab/><text:span text:style-name="T4">[ne pas oublier l’alinéa] </text:span>[...] Ah ! les<text:span text:style-name="T12">[on peut admettre l’absence de majuscule mais au brevet mieux vaut ne pas prendre de risques…]</text:span> bois, les chers bois de Montigny ! A cette heure-ci, je le sais bien, comme ils bourdonnent ! Les guêpes et les mouches qui pompent dans les fleurs des tilleuls et des sureaux font vibrer toute la forêt comme un orgue ; et les oiseaux ne chantent pas, car à midi ils se tiennent debout sur les branches, cherchent l’ombre, lissent leurs plumes, et regardent le sous-bois avec des yeux mobiles et brillants. Je serais<text:span text:style-name="T12">[à la lecture vous avez bien entendu le son è de -ais/-ait et non le son é de -ai]</text:span> couchée<text:span text:style-name="T12">[-ée car plus loin vous avez entendu « à moitié mor</text:span><text:span text:style-name="T44">te</text:span><text:span text:style-name="T12"> d’aise »]</text:span>, au bord de la Sapinière d’où l’on voit toute la ville, en bas, au-dessous de soi, avec le vent chaud sur ma figure, à moitié morte d’aise et de paresse.</text:p>
      <text:p text:style-name="P22">REDACTION <text:span text:style-name="T4">[écrire le mot en majuscules]</text:span></text:p>
      <text:p text:style-name="P19"><text:span text:style-name="T2">s</text:span>ujet d’imagination <text:span text:style-name="T3">[préciser le sujet choisi]</text:span></text:p>
      <text:p text:style-name="P31"><text:tab/><text:span text:style-name="T13">[paragraphe introductif : </text:span><text:span text:style-name="T17">amorce, thématique, annonce du plan ; pas de problématique dans le sujet d’imagination</text:span><text:span text:style-name="T13">] </text:span><text:span text:style-name="T45">Il y a cinq de cela, j’ai découvert avec mon grand-père une clairière qui a marqué durablement ma jeunesse. J’expliquerai d’abord dans quelles conditions je l’ai découverte, les sensations procurées par cette découverte et en quoi cette clairière est encore présente en moi au moment où j’écris ces lignes.</text:span></text:p>
      <text:p text:style-name="P30"><text:tab/><text:span text:style-name="T3">[premier paragraphe : narration]</text:span> J’avais à l’époque presque dix ans et mon grand-père m’avait proposé de marcher en forêt, non loin de Langres <text:span text:style-name="T3">[pas de localisation géographique trop précise]</text:span>. Nous avions franchi la lisière de la forêt depuis quelques minutes quand mon papi m’a fait signe de m’arrêter, puis de me taire. Intrigué, j’ai alors regardé dans la direction qu’il m’indiquait. J’avais devant moi un énorme espace de lumière qui se détachait <text:span text:style-name="T29">des hêtres et des chênes</text:span> qui nous environnaient jusque là. Intimidé, j’ai attendu <text:span text:style-name="T46">quelques secondes que mon grand-père reprenne sa marche </text:span><text:span text:style-name="T32">en direction de la lumière blanche que je voyais tomber du ciel</text:span><text:span text:style-name="T46">. </text:span><text:span text:style-name="T14">[les éléments soulignés sont une transition : on passe de la narration à la description]</text:span></text:p>
      <text:p text:style-name="P29"><text:tab/><text:span text:style-name="T14">[deuxième paragraphe : description]</text:span><text:span text:style-name="T46"> Quelques pas plus loin, la surprise a été pour moi totale. Je me retrouvais soudainement dans une belle clairière au sol tapissé de mousse. Plus étonnant encore, des animaux apparaissaient furtivement en grand nombre, comme si cet endroit était un lieu de réunion pour toute la forêt : j’entendais nombre d’oiseaux gazouiller dans les hautes branches, des cerfs au loin passaient en courant et j’ai même aperçu une grenouille sauter dans l’eau. Car au centre de la clairière se trouvait une petite mare. Mon papi savait ma fascination pour l’eau et m’a fait approcher : cette dernière était tellement claire ! Nous avons passé une journée complète à observer cette nature magnifique qui s’offrait à nos yeux. </text:span><text:span text:style-name="T32">C’est avec beaucoup de regret </text:span><text:soft-page-break/><text:span text:style-name="T32">que je quittais ce soir-là cet incroyable coin de nature</text:span><text:span text:style-name="T46">. </text:span><text:span text:style-name="T14">[les éléments soulignés sont une transition : on passe de la description </text:span><text:span text:style-name="T15">à l’analyse de l’émotion</text:span><text:span text:style-name="T14">]</text:span><text:span text:style-name="T46">.</text:span></text:p>
      <text:p text:style-name="P27"><text:span text:style-name="T3">[troisième paragraphe : analyse de l’émotion]</text:span> <text:span text:style-name="T47">ç</text:span>’aura été la seule fois de ma vie que je me suis rendu dans cette clairière. Mon grand-père est mort la semaine suivante et jamais je n’ai voulu y retourner. Depuis, j’éprouve une grande nostalgie : l’image de cet endroit hors du temps me ramène à une partie de mon enfance plus simple, plus paisible. L’année d’après j’ai dû déménager et suis parti en ville ; là, plus de nature, plus d’arbres, plus d’oiseaux. Ma connaissance du monde s’est également précisée et j<text:span text:style-name="T48">e suis de plus en plus conscient de la dégradation des espaces naturels. Ainsi la clairière fonctionne maintenant dans mon esprit comme un symbole : elle évoque une idée abstraite – la nature intacte et les joies de mon enfance – alors qu’elle était bien réelle quand je lui ai rendu visite.</text:span></text:p>
      <text:p text:style-name="P28"><text:span text:style-name="T3">[paragraphe conclusif]</text:span> J’ai montré dans quelles circonstances j’ai découvert la clairière, à quoi elle ressemblait et pourquoi elle me fait toujours autant d’effets. Aujourd’hui encore, quand j’écouter <text:span text:style-name="T43">High Hopes</text:span><text:span text:style-name="T49"> du groupe Pink Floyd, je frémis en entendant des mots comme « The grass was greener… » : oui, l’herbe p</text:span><text:span text:style-name="T50">araissait</text:span><text:span text:style-name="T49"> plus </text:span><text:span text:style-name="T50">verte</text:span><text:span text:style-name="T49"> </text:span><text:span text:style-name="T50">auparavant !</text:span></text:p>
      <text:p text:style-name="P26"/>
      <text:p text:style-name="P23">REDACTION <text:span text:style-name="T4">[écrire le mot en majuscules]</text:span></text:p>
      <text:p text:style-name="P20"><text:span text:style-name="T2">s</text:span>ujet <text:span text:style-name="T51">de réflexion</text:span> <text:span text:style-name="T3">[préciser le sujet choisi]</text:span></text:p>
      <text:p text:style-name="P33"><text:span text:style-name="T16"><text:tab/></text:span><text:span text:style-name="T13">[paragraphe introductif : </text:span><text:span text:style-name="T17">amorce, thématique, </text:span><text:span text:style-name="T18">problématique, </text:span><text:span text:style-name="T17">annonce du plan</text:span><text:span text:style-name="T18">] </text:span><text:span text:style-name="T52">La population rurale française ne cesse de diminuer : elle est passée de 22,6 % à 20 % entre 2006 et 2018 ; cet exode rural a une conséquence sur l’éducation des enfants</text:span><text:span text:style-name="T19">[thématique]</text:span><text:span text:style-name="T52"> et il est naturel de se demander si c’est à la campagne ou à la ville qu’un jeune pourra le mieux se développer</text:span><text:span text:style-name="T19">[problématique </text:span><text:span text:style-name="T20">type « brevet », c’est-à-dire pas de vraie mise en tension</text:span><text:span text:style-name="T19">]</text:span><text:span text:style-name="T52">. Les deux points de vue seront examinés, d’abord en se demandant quels sont les avantages et les inconvénients de la campagne puis quels sont les avantages et les inconvénients de la ville.</text:span></text:p>
      <text:p text:style-name="P35"><text:span text:style-name="T54">*</text:span></text:p>
      <text:p text:style-name="P32"><text:tab/><text:span text:style-name="T22">[les avantages]</text:span><text:span text:style-name="T55"> La campagne paraît dans un premier temps </text:span><text:span text:style-name="T20">[manière discrète de rappeler que nous sommes dans la première partie]</text:span><text:span text:style-name="T53"> l’endroit idéal pour élever un enfant. L’espace est ici quasi sans limite puisque posséder un terrain à la campagne signifie avoir accès à des espaces naturels comme des bois ou tout au moins à un petit terrain, peut-être agrémenté d’un verger. Ainsi en Haute-Marne existe-t-il depuis peu un grand Parc national des forêts qui permet de multiplier les balades, de montrer des animaux aux plus jeunes et d’apprécier de beaux arbres. Même si l’air n’y est pas toujours pur</text:span><text:span text:style-name="T20">[transition]</text:span><text:span text:style-name="T53">, quel plaisir que de sortir en famille !</text:span></text:p>
      <text:p text:style-name="P34"><text:tab/><text:span text:style-name="T22">[les inconvénients] </text:span><text:span text:style-name="T55">Il existe cependant </text:span><text:span text:style-name="T22">[mot servant de transition]</text:span><text:span text:style-name="T55"> des inconvénients à la vie à la campagne : il faut supporter un environnement parfois archaïque, par exemple les « zones blanches » dans lesquels le Wifi passe mal.</text:span><text:span text:style-name="T21"> </text:span><text:span text:style-name="T55">Les pratiques locales entrent parfois en conflit avec une vie familiale paisible : la chasse, souvent nécessaire pour réduire la population de sangliers, empêche de se balader tranquillement et le dernier accident mortel en date, en décembre 2020 dans le Lot, peut susciter l’inquiétude des familles. Les transports posent également problème : il est obligatoire d’être motorisé si l’on veut profiter de la vie à la campagne, ne serait-ce que pour emmener ses enfants pratiquer des activités sportives ou leur donner des cours de musique.</text:spa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7T21:39:07.829766075</meta:creation-date>
    <meta:generator>LibreOffice/6.0.7.3$Linux_X86_64 LibreOffice_project/00m0$Build-3</meta:generator>
    <dc:date>2021-02-12T08:35:48.368310169</dc:date>
    <meta:editing-duration>PT1H36M5S</meta:editing-duration>
    <meta:editing-cycles>50</meta:editing-cycles>
    <meta:print-date>2021-02-12T08:36:00.886588971</meta:print-date>
    <meta:document-statistic meta:table-count="0" meta:image-count="0" meta:object-count="0" meta:page-count="3" meta:paragraph-count="36" meta:word-count="1667" meta:character-count="9729" meta:non-whitespace-character-count="8086"/>
  </office:meta>
</office:document-meta>
</file>